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4cm" fo:min-width="2.03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000000" draw:marker-end="Arrow" draw:marker-end-width="0.3cm" draw:fill="none" draw:fill-color="#729fcf" draw:textarea-vertical-align="middle"/>
    </style:style>
    <style:style style:name="gr4" style:family="graphic" style:parent-style-name="objectwithoutfill">
      <style:graphic-properties svg:stroke-color="#000000" draw:marker-end="" draw:marker-end-width="0.3cm" draw:fill="none" draw:fill-color="#729fcf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51cm" svg:stroke-color="#000000" draw:marker-start-width="0.355cm" draw:marker-end-width="0.355cm" draw:fill="none" draw:fill-color="#729fcf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535cm" svg:height="0.59cm" svg:x="3.477cm" svg:y="8.63cm">
          <draw:glue-point draw:id="4" svg:x="-3.627cm" svg:y="5.008cm"/>
          <draw:glue-point draw:id="5" svg:x="-1.294cm" svg:y="4.967cm"/>
          <draw:glue-point draw:id="6" svg:x="1.432cm" svg:y="5.008cm"/>
          <draw:glue-point draw:id="7" svg:x="3.74cm" svg:y="4.967cm"/>
          <draw:glue-point draw:id="8" svg:x="-2.642cm" svg:y="-5.01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2.535cm" svg:height="0.59cm" svg:x="3.465cm" svg:y="11.171cm">
          <draw:glue-point draw:id="4" svg:x="-3.627cm" svg:y="5.008cm"/>
          <draw:glue-point draw:id="5" svg:x="-1.294cm" svg:y="4.967cm"/>
          <draw:glue-point draw:id="6" svg:x="1.432cm" svg:y="5.008cm"/>
          <draw:glue-point draw:id="7" svg:x="3.74cm" svg:y="4.967cm"/>
          <draw:glue-point draw:id="8" svg:x="-2.642cm" svg:y="-5.01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2.535cm" svg:height="0.59cm" svg:x="7.335cm" svg:y="11.184cm">
          <draw:glue-point draw:id="4" svg:x="-3.627cm" svg:y="5.008cm"/>
          <draw:glue-point draw:id="5" svg:x="-1.294cm" svg:y="4.967cm"/>
          <draw:glue-point draw:id="6" svg:x="1.432cm" svg:y="5.008cm"/>
          <draw:glue-point draw:id="7" svg:x="3.74cm" svg:y="4.967cm"/>
          <draw:glue-point draw:id="8" svg:x="-2.642cm" svg:y="-5.01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2.535cm" svg:height="0.59cm" svg:x="11.102cm" svg:y="11.197cm">
          <draw:glue-point draw:id="4" svg:x="-3.627cm" svg:y="5.008cm"/>
          <draw:glue-point draw:id="5" svg:x="-1.294cm" svg:y="4.967cm"/>
          <draw:glue-point draw:id="6" svg:x="1.432cm" svg:y="5.008cm"/>
          <draw:glue-point draw:id="7" svg:x="3.74cm" svg:y="4.967cm"/>
          <draw:glue-point draw:id="8" svg:x="-2.642cm" svg:y="-5.01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2.535cm" svg:height="0.59cm" svg:x="14.894cm" svg:y="11.197cm">
          <draw:glue-point draw:id="4" svg:x="-3.627cm" svg:y="5.008cm"/>
          <draw:glue-point draw:id="5" svg:x="-1.294cm" svg:y="4.967cm"/>
          <draw:glue-point draw:id="6" svg:x="1.432cm" svg:y="5.008cm"/>
          <draw:glue-point draw:id="7" svg:x="3.74cm" svg:y="4.967cm"/>
          <draw:glue-point draw:id="8" svg:x="-2.642cm" svg:y="-5.01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line-skew="0.327cm" svg:x1="3.825cm" svg:y1="9.22cm" svg:x2="4.063cm" svg:y2="11.171cm" draw:start-shape="id1" draw:start-glue-point="4" draw:end-shape="id2" draw:end-glue-point="8" svg:d="M3825 9220v1303h238v648" svg:viewBox="0 0 239 1952">
          <text:p/>
        </draw:connector>
        <draw:connector draw:style-name="gr2" draw:text-style-name="P2" draw:layer="layout" draw:line-skew="0.142cm" svg:x1="4.416cm" svg:y1="9.218cm" svg:x2="7.933cm" svg:y2="11.184cm" draw:start-shape="id1" draw:start-glue-point="5" draw:end-shape="id3" draw:end-glue-point="8" svg:d="M4416 9218v1126h3517v840" svg:viewBox="0 0 3518 1967">
          <text:p/>
        </draw:connector>
        <draw:connector draw:style-name="gr2" draw:text-style-name="P2" draw:layer="layout" draw:line-skew="-0.159cm" svg:x1="5.107cm" svg:y1="9.22cm" svg:x2="11.7cm" svg:y2="11.197cm" draw:start-shape="id1" draw:start-glue-point="6" draw:end-shape="id4" draw:end-glue-point="8" svg:d="M5107 9220v830h6593v1147" svg:viewBox="0 0 6594 1978">
          <text:p/>
        </draw:connector>
        <draw:connector draw:style-name="gr2" draw:text-style-name="P2" draw:layer="layout" draw:line-skew="-0.459cm" svg:x1="5.692cm" svg:y1="9.218cm" svg:x2="15.492cm" svg:y2="11.197cm" draw:start-shape="id1" draw:start-glue-point="7" draw:end-shape="id5" draw:end-glue-point="8" svg:d="M5692 9218v532h9800v1447" svg:viewBox="0 0 9801 1980">
          <text:p/>
        </draw:connector>
        <draw:custom-shape draw:style-name="gr1" draw:text-style-name="P1" xml:id="id6" draw:id="id6" draw:layer="layout" svg:width="2.535cm" svg:height="0.59cm" svg:x="3.439cm" svg:y="15.667cm">
          <draw:glue-point draw:id="4" svg:x="-3.627cm" svg:y="5.008cm"/>
          <draw:glue-point draw:id="5" svg:x="-1.294cm" svg:y="4.967cm"/>
          <draw:glue-point draw:id="6" svg:x="1.432cm" svg:y="5.008cm"/>
          <draw:glue-point draw:id="7" svg:x="3.74cm" svg:y="4.967cm"/>
          <draw:glue-point draw:id="8" svg:x="-2.642cm" svg:y="-5.01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2.535cm" svg:height="0.59cm" svg:x="7.309cm" svg:y="15.68cm">
          <draw:glue-point draw:id="4" svg:x="-3.627cm" svg:y="5.008cm"/>
          <draw:glue-point draw:id="5" svg:x="-1.294cm" svg:y="4.967cm"/>
          <draw:glue-point draw:id="6" svg:x="1.432cm" svg:y="5.008cm"/>
          <draw:glue-point draw:id="7" svg:x="3.74cm" svg:y="4.967cm"/>
          <draw:glue-point draw:id="8" svg:x="-2.642cm" svg:y="-5.01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2.535cm" svg:height="0.59cm" svg:x="11.076cm" svg:y="15.693cm">
          <draw:glue-point draw:id="4" svg:x="-3.627cm" svg:y="5.008cm"/>
          <draw:glue-point draw:id="5" svg:x="-1.294cm" svg:y="4.967cm"/>
          <draw:glue-point draw:id="6" svg:x="1.432cm" svg:y="5.008cm"/>
          <draw:glue-point draw:id="7" svg:x="3.74cm" svg:y="4.967cm"/>
          <draw:glue-point draw:id="8" svg:x="-2.642cm" svg:y="-5.01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" draw:id="id9" draw:layer="layout" svg:width="2.535cm" svg:height="0.59cm" svg:x="14.868cm" svg:y="15.693cm">
          <draw:glue-point draw:id="4" svg:x="-3.627cm" svg:y="5.008cm"/>
          <draw:glue-point draw:id="5" svg:x="-1.294cm" svg:y="4.967cm"/>
          <draw:glue-point draw:id="6" svg:x="1.432cm" svg:y="5.008cm"/>
          <draw:glue-point draw:id="7" svg:x="3.74cm" svg:y="4.967cm"/>
          <draw:glue-point draw:id="8" svg:x="-2.642cm" svg:y="-5.01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line-skew="1.496cm" svg:x1="3.799cm" svg:y1="11.749cm" svg:x2="4.037cm" svg:y2="15.667cm" draw:end-shape="id6" draw:end-glue-point="8" svg:d="M3799 11749v3205h238v713" svg:viewBox="0 0 239 3919">
          <text:p/>
        </draw:connector>
        <draw:connector draw:style-name="gr2" draw:text-style-name="P2" draw:layer="layout" draw:line-skew="1.299cm" svg:x1="4.39cm" svg:y1="11.747cm" svg:x2="7.907cm" svg:y2="15.68cm" draw:end-shape="id7" draw:end-glue-point="8" svg:d="M4390 11747v3015h3517v918" svg:viewBox="0 0 3518 3934">
          <text:p/>
        </draw:connector>
        <draw:connector draw:style-name="gr2" draw:text-style-name="P2" draw:layer="layout" draw:line-skew="0.857cm" svg:x1="5.081cm" svg:y1="11.749cm" svg:x2="11.674cm" svg:y2="15.693cm" draw:end-shape="id8" draw:end-glue-point="8" svg:d="M5081 11749v2579h6593v1365" svg:viewBox="0 0 6594 3945">
          <text:p/>
        </draw:connector>
        <draw:connector draw:style-name="gr2" draw:text-style-name="P2" draw:layer="layout" draw:line-skew="0.539cm" svg:x1="5.666cm" svg:y1="11.747cm" svg:x2="15.466cm" svg:y2="15.693cm" draw:end-shape="id9" draw:end-glue-point="8" svg:d="M5666 11747v2262h9800v1684" svg:viewBox="0 0 9801 3947">
          <text:p/>
        </draw:connector>
        <draw:connector draw:style-name="gr3" draw:text-style-name="P3" draw:layer="layout" draw:line-skew="-0.42cm" svg:x1="7.683cm" svg:y1="11.774cm" svg:x2="19.044cm" svg:y2="15.727cm" draw:start-shape="id3" draw:start-glue-point="4" svg:d="M7683 11774v1807h11361v2146" svg:viewBox="0 0 11362 3954">
          <text:p/>
        </draw:connector>
        <draw:connector draw:style-name="gr4" draw:text-style-name="P3" draw:layer="layout" draw:line-skew="0.478cm" svg:x1="8.274cm" svg:y1="11.772cm" svg:x2="21.323cm" svg:y2="13.231cm" draw:start-shape="id3" draw:start-glue-point="5" svg:d="M8274 11772v1459h13049" svg:viewBox="0 0 13050 1460">
          <text:p/>
        </draw:connector>
        <draw:frame draw:style-name="gr5" draw:text-style-name="P4" draw:layer="layout" svg:width="2.39cm" svg:height="0.599cm" svg:x="2.944cm" svg:y="17.235cm">
          <draw:text-box>
            <text:p><text:span text:style-name="T1">... 0 i3 i2 i1 i0</text:span></text:p>
          </draw:text-box>
        </draw:frame>
        <draw:path draw:style-name="gr6" draw:text-style-name="P3" draw:layer="layout" svg:width="3.948cm" svg:height="2.558cm" svg:x="2.736cm" svg:y="14.724cm" svg:viewBox="0 0 3949 2559" svg:d="M472 1956c-1049-1435-205-2400 1134-1749s1303 74 1773 218 832 711 325 1218-2955 916-2955 916z">
          <text:p/>
        </draw:path>
        <draw:path draw:style-name="gr6" draw:text-style-name="P3" draw:layer="layout" svg:width="17.062cm" svg:height="8.164cm" svg:x="1.6cm" svg:y="10.309cm" svg:viewBox="0 0 17063 8165" svg:d="M1089 2066c278-2268 1375-2388 2015-1689s1350-12 1724 157-84 2062 736 2701 9902-916 10987 73 350 3968-1278 3908-3389-495-4378 156-9215 1399-10469 0 663-5270 663-5270l-325-73z">
          <text:p/>
        </draw:path>
        <draw:frame draw:style-name="gr5" draw:text-style-name="P4" draw:layer="layout" svg:width="2.835cm" svg:height="0.599cm" svg:x="0.206cm" svg:y="12.351cm">
          <draw:text-box>
            <text:p><text:span text:style-name="T1">... 0 i7 i6 i5 i4 ....</text:span></text:p>
          </draw:text-box>
        </draw:frame>
        <draw:g>
          <draw:custom-shape draw:style-name="gr7" draw:text-style-name="P5" draw:layer="layout" svg:width="0.157cm" svg:height="0.108cm" svg:x="8.599cm" svg:y="12.0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157cm" svg:height="0.108cm" svg:x="8.827cm" svg:y="12.08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" draw:text-style-name="P5" draw:layer="layout" svg:width="0.157cm" svg:height="0.108cm" svg:x="9.055cm" svg:y="12.08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1T11:52:32.437998177</meta:creation-date>
    <dc:date>2017-05-31T13:21:28.797741504</dc:date>
    <meta:editing-duration>PT37M33S</meta:editing-duration>
    <meta:editing-cycles>5</meta:editing-cycles>
    <meta:generator>LibreOffice/5.3.1.2$Linux_X86_64 LibreOffice_project/30m0$Build-2</meta:generator>
    <meta:document-statistic meta:object-count="27"/>
  </office:meta>
</office:document-meta>
</file>